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28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1.25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Written Number</text:p>
          </table:table-cell>
          <table:table-cell office:value-type="string">
            <text:p>Serial Number on Machine</text:p>
          </table:table-cell>
          <table:table-cell office:value-type="string">
            <text:p>Serial Number on Battery </text:p>
          </table:table-cell>
          <table:table-cell table:style-name="Default" office:value-type="string">
            <text:p>Upgraded on (Date)</text:p>
          </table:table-cell>
          <table:table-cell office:value-type="string">
            <text:p>Name Given</text:p>
          </table:table-cell>
        </table:table-row>
        <table:table-row table:style-name="ro1">
          <table:table-cell office:value-type="string">
            <text:p>N-1009, PB- 161</text:p>
          </table:table-cell>
          <table:table-cell office:value-type="string">
            <text:p>SKU14 SHF80803F5E</text:p>
          </table:table-cell>
          <table:table-cell office:value-type="string">
            <text:p>S/N 10102071227310001504</text:p>
          </table:table-cell>
          <table:table-cell office:value-type="date" office:date-value="2012-12-05">
            <text:p>12/05/12</text:p>
          </table:table-cell>
          <table:table-cell office:value-type="string">
            <text:p>Glab-02</text:p>
          </table:table-cell>
        </table:table-row>
        <table:table-row table:style-name="ro1">
          <table:table-cell office:value-type="string">
            <text:p>P- 085, PB- 085</text:p>
          </table:table-cell>
          <table:table-cell office:value-type="string">
            <text:p>SKU14 SHF80803E66</text:p>
          </table:table-cell>
          <table:table-cell office:value-type="string">
            <text:p>S/N 10102071227310001695</text:p>
          </table:table-cell>
          <table:table-cell office:value-type="date" office:date-value="2012-12-05">
            <text:p>12/05/12</text:p>
          </table:table-cell>
          <table:table-cell office:value-type="string">
            <text:p>Glab-01</text:p>
          </table:table-cell>
        </table:table-row>
        <table:table-row table:style-name="ro1">
          <table:table-cell office:value-type="string">
            <text:p>P- 081, PB- 081</text:p>
          </table:table-cell>
          <table:table-cell office:value-type="string">
            <text:p>SKU14 SHF80803DF9</text:p>
          </table:table-cell>
          <table:table-cell office:value-type="string">
            <text:p>S/N 10102071227310001821</text:p>
          </table:table-cell>
          <table:table-cell office:value-type="date" office:date-value="2012-12-05">
            <text:p>12/05/12</text:p>
          </table:table-cell>
          <table:table-cell office:value-type="string">
            <text:p>Glab-03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12/05/2012</text:date>, <text:time>09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5T08:49:41</meta:creation-date>
    <dc:date>2012-12-05T09:07:17</dc:date>
    <meta:editing-duration>PT17M37S</meta:editing-duration>
    <meta:editing-cycles>4</meta:editing-cycles>
    <meta:generator>LibreOffice/3.3$Linux LibreOffice_project/330m19$Build-401</meta:generator>
    <meta:document-statistic meta:table-count="3" meta:cell-count="20" meta:object-count="0"/>
  </office:meta>
</office:document-meta>
</file>